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center" style:justify-single-word="false"/>
      <style:text-properties officeooo:paragraph-rsid="00191ee1"/>
    </style:style>
    <style:style style:name="P3" style:family="paragraph" style:parent-style-name="Heading_20_3">
      <style:paragraph-properties fo:text-align="center" style:justify-single-word="false"/>
    </style:style>
    <style:style style:name="P4" style:family="paragraph" style:parent-style-name="Horizontal_20_Line">
      <style:text-properties officeooo:paragraph-rsid="001c2fb1"/>
    </style:style>
    <style:style style:name="P5" style:family="paragraph" style:parent-style-name="Text_20_body">
      <style:paragraph-properties fo:text-align="center" style:justify-single-word="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7"/>
    <style:style style:name="P39" style:family="paragraph" style:parent-style-name="Text_20_body" style:list-style-name="L17">
      <style:paragraph-properties fo:margin-top="0cm" fo:margin-bottom="0cm" style:contextual-spacing="false"/>
    </style:style>
    <style:style style:name="P40" style:family="paragraph" style:parent-style-name="Text_20_body" style:list-style-name="L18"/>
    <style:style style:name="P41" style:family="paragraph" style:parent-style-name="Text_20_body" style:list-style-name="L18">
      <style:paragraph-properties fo:margin-top="0cm" fo:margin-bottom="0cm" style:contextual-spacing="false"/>
    </style:style>
    <style:style style:name="P42" style:family="paragraph" style:parent-style-name="Text_20_body" style:list-style-name="L19"/>
    <style:style style:name="P43" style:family="paragraph" style:parent-style-name="Text_20_body" style:list-style-name="L19">
      <style:paragraph-properties fo:margin-top="0cm" fo:margin-bottom="0cm" style:contextual-spacing="false"/>
    </style:style>
    <style:style style:name="P44" style:family="paragraph" style:parent-style-name="Text_20_body" style:list-style-name="L20"/>
    <style:style style:name="P45" style:family="paragraph" style:parent-style-name="Text_20_body" style:list-style-name="L20">
      <style:paragraph-properties fo:margin-top="0cm" fo:margin-bottom="0cm" style:contextual-spacing="false"/>
    </style:style>
    <style:style style:name="P46" style:family="paragraph" style:parent-style-name="Text_20_body" style:list-style-name="L21"/>
    <style:style style:name="P47" style:family="paragraph" style:parent-style-name="Text_20_body" style:list-style-name="L21">
      <style:paragraph-properties fo:margin-top="0cm" fo:margin-bottom="0cm" style:contextual-spacing="false"/>
    </style:style>
    <style:style style:name="P48" style:family="paragraph" style:parent-style-name="Text_20_body" style:list-style-name="L22"/>
    <style:style style:name="P49" style:family="paragraph" style:parent-style-name="Text_20_body" style:list-style-name="L22">
      <style:paragraph-properties fo:margin-top="0cm" fo:margin-bottom="0cm" style:contextual-spacing="false"/>
    </style:style>
    <style:style style:name="P50" style:family="paragraph" style:parent-style-name="Text_20_body" style:list-style-name="L23"/>
    <style:style style:name="P51" style:family="paragraph" style:parent-style-name="Text_20_body" style:list-style-name="L23">
      <style:paragraph-properties fo:margin-top="0cm" fo:margin-bottom="0cm" style:contextual-spacing="false"/>
    </style:style>
    <style:style style:name="P52" style:family="paragraph" style:parent-style-name="Text_20_body" style:list-style-name="L24"/>
    <style:style style:name="P53" style:family="paragraph" style:parent-style-name="Text_20_body" style:list-style-name="L24">
      <style:paragraph-properties fo:margin-top="0cm" fo:margin-bottom="0cm" style:contextual-spacing="false"/>
    </style:style>
    <style:style style:name="P54" style:family="paragraph" style:parent-style-name="Text_20_body" style:list-style-name="L25"/>
    <style:style style:name="P55" style:family="paragraph" style:parent-style-name="Text_20_body" style:list-style-name="L25">
      <style:paragraph-properties fo:margin-top="0cm" fo:margin-bottom="0cm" style:contextual-spacing="false"/>
    </style:style>
    <style:style style:name="P56" style:family="paragraph" style:parent-style-name="Text_20_body" style:list-style-name="L26"/>
    <style:style style:name="P57" style:family="paragraph" style:parent-style-name="Text_20_body" style:list-style-name="L26">
      <style:paragraph-properties fo:margin-top="0cm" fo:margin-bottom="0cm" style:contextual-spacing="false"/>
    </style:style>
    <style:style style:name="T1" style:family="text">
      <style:text-properties officeooo:rsid="00191ee1"/>
    </style:style>
    <style:style style:name="T2" style:family="text">
      <style:text-properties fo:font-size="24pt" style:text-underline-style="solid" style:text-underline-width="auto" style:text-underline-color="font-color" style:font-size-asian="24pt" style:font-size-complex="24pt"/>
    </style:style>
    <style:style style:name="T3" style:family="text">
      <style:text-properties officeooo:rsid="00197089"/>
    </style:style>
    <style:style style:name="T4" style:family="text">
      <style:text-properties fo:font-size="16pt" style:font-size-asian="16pt" style:font-size-complex="16pt"/>
    </style:style>
    <style:style style:name="T5" style:family="text">
      <style:text-properties officeooo:rsid="001a98cf"/>
    </style:style>
    <style:style style:name="T6" style:family="text">
      <style:text-properties officeooo:rsid="001c2fb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2">INFORMACIÓN AEROMÉDICA</text:span></text:span></text:p>
      <text:p text:style-name="Text_20_body"><text:span text:style-name="Strong_20_Emphasis"><text:span text:style-name="T1">A</text:span></text:span><text:span text:style-name="Strong_20_Emphasis">lvaro </text:span><text:span text:style-name="Strong_20_Emphasis"><text:span text:style-name="T1">A</text:span></text:span><text:span text:style-name="Strong_20_Emphasis">ngel Pagano</text:span><text:line-break/><text:span text:style-name="Strong_20_Emphasis">Fecha: 10/03/2025</text:span></text:p>
      <text:p text:style-name="Horizontal_20_Line"/>
      <text:h text:style-name="P2" text:outline-level="2">Introducción</text:h>
      <text:p text:style-name="Text_20_body">La información aeromédica es una rama de la medicina enfocada en el estudio de los efectos fisiológicos y psicológicos que el vuelo y el entorno aeronáutico tienen sobre los tripulantes y pasajeros. Su objetivo es garantizar la seguridad operacional mediante la prevención, diagnóstico y tratamiento de condiciones que puedan afectar el desempeño de los pilotos y el personal aeronáutico.</text:p>
      <text:p text:style-name="Text_20_body">Desde los inicios de la aviación, se ha reconocido que el cuerpo humano enfrenta diversos desafíos al operar en altitudes elevadas y entornos con baja presión atmosférica. La hipoxia, la desorientación espacial y la fatiga son algunos de los factores que pueden comprometer la seguridad de un vuelo si no se manejan adecuadamente. Además, el factor humano juega un papel crucial en la aviación, ya que el estado físico y mental del piloto puede influir directamente en la toma de decisiones y en su capacidad de respuesta ante situaciones de emergencia.</text:p>
      <text:p text:style-name="Text_20_body">Otro aspecto relevante de la información aeromédica es la prevención de enfermedades y trastornos que puedan afectar el rendimiento de los tripulantes. Factores como la alimentación, el descanso, el consumo de sustancias y el manejo del estrés son esenciales para mantener un estado óptimo de salud en los pilotos y la tripulación. Por ello, los exámenes médicos periódicos y las normativas establecidas por las autoridades aeronáuticas buscan asegurar que cada <text:span text:style-name="T3">piloto</text:span> se encuentre en condiciones adecuadas para desempeñar su función.</text:p>
      <text:p text:style-name="Text_20_body">La investigación en medicina aeronáutica ha permitido desarrollar tecnologías y procedimientos que mejoran la adaptación del ser humano al medio aéreo. Desde el diseño de cabinas presurizadas hasta el uso de sistemas de oxígeno suplementario, los avances en este campo han reducido significativamente los riesgos asociados a los vuelos de gran altitud. En este contexto, la información aeromédica no solo contribuye a la seguridad operacional, sino también al bienestar de quienes forman parte de la comunidad aeronáutica.</text:p>
      <text:p text:style-name="Text_20_body"/>
      <text:p text:style-name="Text_20_body"/>
      <text:p text:style-name="Horizontal_20_Line"/>
      <text:p text:style-name="Text_20_body"/>
      <text:p text:style-name="Text_20_body"/>
      <text:p text:style-name="Text_20_body"/>
      <text:p text:style-name="Text_20_body"/>
      <text:p text:style-name="Text_20_body"/>
      <text:h text:style-name="P3" text:outline-level="3"><text:soft-page-break/><text:span text:style-name="Strong_20_Emphasis"><text:span text:style-name="T4">Factores Fisiológicos en la Aviación</text:span></text:span></text:h>
      <text:p text:style-name="Text_20_body">El vuelo impone condiciones fisiológicas extremas que pueden afectar la salud y el desempeño de los pilotos. Entre los factores más relevantes se encuentran la hipoxia, la desorientación espacial y la enfermedad de descompresión.</text:p>
      <text:h text:style-name="Heading_20_4" text:outline-level="4"><text:span text:style-name="Strong_20_Emphasis">Hipoxia</text:span></text:h>
      <text:p text:style-name="Text_20_body">La hipoxia es una disminución del oxígeno disponible en los tejidos del cuerpo debido a la altitud y la presión atmosférica reducida. Esto afecta el sistema nervioso central y las funciones motoras, comprometiendo la seguridad del vuelo. Se clasifica en cuatro tipos:</text:p>
      <text:list xml:id="list2661705737" text:style-name="L1">
        <text:list-item>
          <text:p text:style-name="P7"><text:span text:style-name="Strong_20_Emphasis">Hipoxia hipóxica:</text:span> Ocurre cuando la disminución de la presión parcial de oxígeno en el aire inspirado impide su absorción en la sangre. Es común a altitudes superiores a los 10,000 pies sin oxígeno suplementario. </text:p>
        </text:list-item>
        <text:list-item>
          <text:p text:style-name="P7"><text:span text:style-name="Strong_20_Emphasis">Hipoxia hipémica:</text:span> Se debe a una reducción en la capacidad de la sangre para transportar oxígeno, causada por factores como anemia, intoxicación por monóxido de carbono (común en fumadores) o exposición a productos químicos. </text:p>
        </text:list-item>
        <text:list-item>
          <text:p text:style-name="P7"><text:span text:style-name="Strong_20_Emphasis">Hipoxia estancada:</text:span> Se produce cuando el flujo sanguíneo es insuficiente para transportar oxígeno a los tejidos, como en situaciones de fuerzas G elevadas que provocan disminución del riego sanguíneo al cerebro. </text:p>
        </text:list-item>
        <text:list-item>
          <text:p text:style-name="P6"><text:span text:style-name="Strong_20_Emphasis">Hipoxia histotóxica:</text:span> Ocurre cuando las células no pueden utilizar el oxígeno debido a la presencia de toxinas, como el alcohol y ciertos fármacos. </text:p>
        </text:list-item>
      </text:list>
      <text:h text:style-name="Heading_20_5" text:outline-level="5"><text:span text:style-name="Strong_20_Emphasis">Síntomas de la hipoxia:</text:span></text:h>
      <text:p text:style-name="Text_20_body">Incluyen mareo, confusión, fatiga, deterioro del juicio, visión borrosa, euforia y, en casos graves, pérdida de la conciencia.</text:p>
      <text:h text:style-name="Heading_20_5" text:outline-level="5"><text:span text:style-name="Strong_20_Emphasis">Prevención y tratamiento:</text:span></text:h>
      <text:list xml:id="list3675862491" text:style-name="L2">
        <text:list-item>
          <text:p text:style-name="P9">Uso de sistemas de oxígeno suplementario en altitudes elevadas. </text:p>
        </text:list-item>
        <text:list-item>
          <text:p text:style-name="P9">Presurización adecuada de la cabina. </text:p>
        </text:list-item>
        <text:list-item>
          <text:p text:style-name="P9">Entrenamiento para el reconocimiento temprano de los síntomas. </text:p>
        </text:list-item>
        <text:list-item>
          <text:p text:style-name="P8">Descenso inmediato a altitudes seguras en caso de síntomas severos. </text:p>
        </text:list-item>
      </text:list>
      <text:h text:style-name="Heading_20_4" text:outline-level="4"><text:span text:style-name="Strong_20_Emphasis">Desorientación Espacial</text:span></text:h>
      <text:p text:style-name="Text_20_body">Es la incapacidad del piloto para percibir correctamente su posición, movimiento y orientación en el espacio debido a información errónea de los sentidos. Este fenómeno es especialmente peligroso en condiciones de vuelo nocturno, meteorología adversa o maniobras bruscas.</text:p>
      <text:h text:style-name="Heading_20_5" text:outline-level="5"><text:span text:style-name="Strong_20_Emphasis">Causas de la desorientación espacial:</text:span></text:h>
      <text:list xml:id="list219312966" text:style-name="L3">
        <text:list-item>
          <text:p text:style-name="P11">Falta de referencias visuales externas (nubes, oscuridad total o niebla). </text:p>
        </text:list-item>
        <text:list-item>
          <text:p text:style-name="P11">Aceleraciones y giros que afectan el sistema vestibular del oído interno. </text:p>
        </text:list-item>
        <text:list-item>
          <text:p text:style-name="P10">Confusión entre lo que los sentidos perciben y la información de los instrumentos. </text:p>
        </text:list-item>
      </text:list>
      <text:h text:style-name="Heading_20_5" text:outline-level="5"><text:span text:style-name="Strong_20_Emphasis">Tipos de desorientación espacial:</text:span></text:h>
      <text:list xml:id="list3462309407" text:style-name="L4">
        <text:list-item>
          <text:p text:style-name="P13"><text:span text:style-name="Strong_20_Emphasis">Desorientación no reconocida:</text:span> El piloto no percibe que está desorientado y toma decisiones erróneas basadas en información incorrecta. Es el tipo más peligroso. </text:p>
        </text:list-item>
        <text:list-item>
          <text:p text:style-name="P13"><text:span text:style-name="Strong_20_Emphasis">Desorientación reconocida:</text:span> El piloto se da cuenta del problema y puede corregir su percepción con instrumentos. </text:p>
        </text:list-item>
        <text:list-item>
          <text:p text:style-name="P12"><text:soft-page-break/><text:span text:style-name="Strong_20_Emphasis">Desorientación incapacitante:</text:span> Es tan severa que el piloto pierde completamente el control de la aeronave. </text:p>
        </text:list-item>
      </text:list>
      <text:h text:style-name="Heading_20_5" text:outline-level="5"><text:span text:style-name="Strong_20_Emphasis">Prevención y tratamiento:</text:span></text:h>
      <text:list xml:id="list146326108" text:style-name="L5">
        <text:list-item>
          <text:p text:style-name="P15">Capacitación en vuelo por instrumentos. </text:p>
        </text:list-item>
        <text:list-item>
          <text:p text:style-name="P15">Entrenamiento en simuladores de desorientación espacial. </text:p>
        </text:list-item>
        <text:list-item>
          <text:p text:style-name="P15">Confianza en los instrumentos de la cabina en lugar de los sentidos. </text:p>
        </text:list-item>
        <text:list-item>
          <text:p text:style-name="P14">Evitar movimientos bruscos de la cabeza durante maniobras. </text:p>
        </text:list-item>
      </text:list>
      <text:h text:style-name="Heading_20_4" text:outline-level="4"><text:span text:style-name="Strong_20_Emphasis">Enfermedad de Descompresión</text:span></text:h>
      <text:p text:style-name="Text_20_body">Es una afección causada por la formación de burbujas de gas en el torrente sanguíneo cuando la presión atmosférica disminuye abruptamente, como en ascensos rápidos a grandes altitudes sin presurización.</text:p>
      <text:h text:style-name="Heading_20_5" text:outline-level="5"><text:span text:style-name="Strong_20_Emphasis">Causas y factores de riesgo:</text:span></text:h>
      <text:list xml:id="list2999269961" text:style-name="L6">
        <text:list-item>
          <text:p text:style-name="P17">Exposición a altitudes superiores a 18,000 pies sin oxígeno suplementario. </text:p>
        </text:list-item>
        <text:list-item>
          <text:p text:style-name="P17">Ascensos rápidos que impiden la eliminación gradual de gases disueltos en la sangre. </text:p>
        </text:list-item>
        <text:list-item>
          <text:p text:style-name="P16">Actividades de buceo previas al vuelo (el nitrógeno disuelto en los tejidos puede expandirse rápidamente). </text:p>
        </text:list-item>
      </text:list>
      <text:h text:style-name="Heading_20_5" text:outline-level="5"><text:span text:style-name="Strong_20_Emphasis">Síntomas:</text:span></text:h>
      <text:list xml:id="list1968996015" text:style-name="L7">
        <text:list-item>
          <text:p text:style-name="P19">Dolor articular y muscular ("bends"). </text:p>
        </text:list-item>
        <text:list-item>
          <text:p text:style-name="P19">Fatiga y debilidad. </text:p>
        </text:list-item>
        <text:list-item>
          <text:p text:style-name="P19">Mareos y dificultad para respirar. </text:p>
        </text:list-item>
        <text:list-item>
          <text:p text:style-name="P18">Pérdida de la conciencia en casos graves. </text:p>
        </text:list-item>
      </text:list>
      <text:h text:style-name="Heading_20_5" text:outline-level="5"><text:span text:style-name="Strong_20_Emphasis">Prevención y tratamiento:</text:span></text:h>
      <text:list xml:id="list3697930662" text:style-name="L8">
        <text:list-item>
          <text:p text:style-name="P21">Uso de cabinas presurizadas en altitudes elevadas. </text:p>
        </text:list-item>
        <text:list-item>
          <text:p text:style-name="P21">Evitar vuelos de gran altitud tras realizar buceo (se recomienda esperar al menos 24 horas). </text:p>
        </text:list-item>
        <text:list-item>
          <text:p text:style-name="P20">En casos graves, tratamiento con oxígeno puro y cámara hiperbárica.</text:p>
        </text:list-item>
      </text:list>
      <text:p text:style-name="P5"/>
      <text:p text:style-name="Horizontal_20_Line"/>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
      <text:h text:style-name="P1" text:outline-level="2"><text:span text:style-name="Strong_20_Emphasis">Factores Psicológicos y Rendimiento en Vuelo</text:span></text:h>
      <text:p text:style-name="Text_20_body">El desempeño de un piloto no solo depende de su habilidad técnica y experiencia, sino también de su estado psicológico. Factores como el estrés y la fatiga pueden afectar su capacidad de tomar decisiones y reaccionar ante situaciones críticas.</text:p>
      <text:h text:style-name="Heading_20_3" text:outline-level="3"><text:span text:style-name="Strong_20_Emphasis">Estrés en la Aviación</text:span></text:h>
      <text:p text:style-name="Text_20_body">El estrés es la respuesta fisiológica y psicológica del organismo ante situaciones de alta demanda o peligro. En el ámbito aeronáutico, puede ser provocado por factores como:</text:p>
      <text:list xml:id="list3397422699" text:style-name="L9">
        <text:list-item>
          <text:p text:style-name="P23"><text:span text:style-name="Strong_20_Emphasis">Cargas de trabajo elevadas:</text:span> Altos niveles de exigencia operativa pueden generar tensión en el piloto. </text:p>
        </text:list-item>
        <text:list-item>
          <text:p text:style-name="P23"><text:span text:style-name="Strong_20_Emphasis">Fatiga:</text:span> La falta de descanso reduce la capacidad de afrontar situaciones estresantes. </text:p>
        </text:list-item>
        <text:list-item>
          <text:p text:style-name="P23"><text:span text:style-name="Strong_20_Emphasis">Eventos inesperados:</text:span> Fallos técnicos, condiciones meteorológicas adversas o emergencias pueden disparar una respuesta de estrés. </text:p>
        </text:list-item>
        <text:list-item>
          <text:p text:style-name="P23"><text:span text:style-name="Strong_20_Emphasis">Factores ambientales:</text:span> Ruidos, vibraciones, temperaturas extremas o cambios de presión pueden aumentar el nivel de estrés. </text:p>
        </text:list-item>
        <text:list-item>
          <text:p text:style-name="P22"><text:span text:style-name="Strong_20_Emphasis">Presiones externas:</text:span> Responsabilidad sobre la seguridad de la tripulación y pasajeros, además de factores personales y familiares. </text:p>
        </text:list-item>
      </text:list>
      <text:h text:style-name="Heading_20_4" text:outline-level="4"><text:span text:style-name="Strong_20_Emphasis">Tipos de Estrés</text:span></text:h>
      <text:list xml:id="list2972511845" text:style-name="L10">
        <text:list-item>
          <text:p text:style-name="P25"><text:span text:style-name="Strong_20_Emphasis">Estrés agudo:</text:span> Se produce por un evento repentino y de corta duración, como una emergencia en vuelo. Puede aumentar temporalmente el rendimiento, pero si no se maneja adecuadamente, genera bloqueos mentales y errores. </text:p>
        </text:list-item>
        <text:list-item>
          <text:p text:style-name="P25"><text:span text:style-name="Strong_20_Emphasis">Estrés crónico:</text:span> Ocurre cuando la exposición a factores estresantes es prolongada, como la carga de trabajo continua sin descansos adecuados. Puede provocar problemas de salud como hipertensión, trastornos del sueño y agotamiento mental. </text:p>
        </text:list-item>
        <text:list-item>
          <text:p text:style-name="P24"><text:span text:style-name="Strong_20_Emphasis">Estrés acumulativo:</text:span> Es el resultado de múltiples episodios de estrés agudo sin una recuperación adecuada. Puede derivar en fatiga crónica y problemas psicológicos severos. </text:p>
        </text:list-item>
      </text:list>
      <text:h text:style-name="Heading_20_4" text:outline-level="4"><text:span text:style-name="Strong_20_Emphasis">Síntomas del Estrés en Pilotos</text:span></text:h>
      <text:list xml:id="list2467145362" text:style-name="L11">
        <text:list-item>
          <text:p text:style-name="P27">Aumento de la frecuencia cardíaca y presión arterial. </text:p>
        </text:list-item>
        <text:list-item>
          <text:p text:style-name="P27">Dificultad para concentrarse y tomar decisiones. </text:p>
        </text:list-item>
        <text:list-item>
          <text:p text:style-name="P27">Reducción de la memoria a corto plazo. </text:p>
        </text:list-item>
        <text:list-item>
          <text:p text:style-name="P27">Irritabilidad y cambios de humor. </text:p>
        </text:list-item>
        <text:list-item>
          <text:p text:style-name="P27">Tensión muscular y fatiga. </text:p>
        </text:list-item>
        <text:list-item>
          <text:p text:style-name="P26">Comportamientos impulsivos o respuestas exageradas. </text:p>
        </text:list-item>
      </text:list>
      <text:h text:style-name="Heading_20_4" text:outline-level="4"><text:span text:style-name="Strong_20_Emphasis">Estrategias de Manejo del Estrés</text:span></text:h>
      <text:list xml:id="list2090658104" text:style-name="L12">
        <text:list-item>
          <text:p text:style-name="P29"><text:span text:style-name="Strong_20_Emphasis">Entrenamiento en técnicas de afrontamiento:</text:span> Técnicas de respiración, relajación y control del pensamiento ayudan a reducir el impacto del estrés. </text:p>
        </text:list-item>
        <text:list-item>
          <text:p text:style-name="P29"><text:soft-page-break/><text:span text:style-name="Strong_20_Emphasis">Descansos adecuados:</text:span> Dormir entre 7 y 9 horas diarias y evitar la acumulación de fatiga. </text:p>
        </text:list-item>
        <text:list-item>
          <text:p text:style-name="P29"><text:span text:style-name="Strong_20_Emphasis">Planificación eficiente de operaciones:</text:span> Distribuir bien las tareas, anticipar contingencias y utilizar el apoyo de la tripulación. </text:p>
        </text:list-item>
        <text:list-item>
          <text:p text:style-name="P29"><text:span text:style-name="Strong_20_Emphasis">Buena comunicación:</text:span> Trabajar en equipo y expresar preocupaciones reduce la carga individual. </text:p>
        </text:list-item>
        <text:list-item>
          <text:p text:style-name="P28"><text:span text:style-name="Strong_20_Emphasis">Alimentación equilibrada:</text:span> Mantener niveles adecuados de glucosa en sangre para evitar hipoglucemias que puedan aumentar la irritabilidad y el estrés. </text:p>
        </text:list-item>
      </text:list>
      <text:h text:style-name="Heading_20_3" text:outline-level="3"><text:span text:style-name="Strong_20_Emphasis">Fatiga en la Aviación</text:span></text:h>
      <text:p text:style-name="Text_20_body">La fatiga es un estado fisiológico caracterizado por una disminución en la capacidad mental y física debido a la falta de sueño, horarios irregulares y exceso de trabajo. En la aviación, la fatiga afecta la atención, el tiempo de reacción y el juicio, aumentando el riesgo de errores operacionales.</text:p>
      <text:h text:style-name="Heading_20_4" text:outline-level="4"><text:span text:style-name="Strong_20_Emphasis">Tipos de Fatiga</text:span></text:h>
      <text:list xml:id="list352897562" text:style-name="L13">
        <text:list-item>
          <text:p text:style-name="P31"><text:span text:style-name="Strong_20_Emphasis">Fatiga aguda:</text:span> Se produce después de un período prolongado de trabajo o falta de descanso en un solo día. Puede resolverse con una buena noche de sueño. </text:p>
        </text:list-item>
        <text:list-item>
          <text:p text:style-name="P31"><text:span text:style-name="Strong_20_Emphasis">Fatiga acumulativa:</text:span> Ocurre cuando el descanso es insuficiente durante varios días, generando un deterioro progresivo del rendimiento. Se manifiesta con cefaleas, taquicardia, problemas digestivos y trastornos del sueño. </text:p>
        </text:list-item>
        <text:list-item>
          <text:p text:style-name="P30"><text:span text:style-name="Strong_20_Emphasis">Fatiga crónica:</text:span> Es el resultado de semanas o meses de descanso inadecuado. Puede provocar alteraciones psicológicas graves como depresión, ansiedad e irritabilidad, además de afectar el sistema inmunológico. </text:p>
        </text:list-item>
      </text:list>
      <text:h text:style-name="Heading_20_4" text:outline-level="4"><text:span text:style-name="Strong_20_Emphasis">Síntomas de Fatiga en Pilotos</text:span></text:h>
      <text:list xml:id="list3517644094" text:style-name="L14">
        <text:list-item>
          <text:p text:style-name="P33">Disminución de reflejos y tiempos de reacción más largos. </text:p>
        </text:list-item>
        <text:list-item>
          <text:p text:style-name="P33">Dificultad para mantener la concentración en tareas repetitivas. </text:p>
        </text:list-item>
        <text:list-item>
          <text:p text:style-name="P33">Problemas de memoria a corto plazo. </text:p>
        </text:list-item>
        <text:list-item>
          <text:p text:style-name="P33">Dificultad para mantenerse alerta en vuelos largos o nocturnos. </text:p>
        </text:list-item>
        <text:list-item>
          <text:p text:style-name="P33">Cambios de humor e irritabilidad. </text:p>
        </text:list-item>
        <text:list-item>
          <text:p text:style-name="P32">Problemas en la toma de decisiones y aumento de errores operacionales. </text:p>
        </text:list-item>
      </text:list>
      <text:h text:style-name="Heading_20_4" text:outline-level="4"><text:span text:style-name="Strong_20_Emphasis">Factores que Contribuyen a la Fatiga</text:span></text:h>
      <text:list xml:id="list3284445354" text:style-name="L15">
        <text:list-item>
          <text:p text:style-name="P35"><text:span text:style-name="Strong_20_Emphasis">Horarios irregulares:</text:span> Cambios de turnos constantes afectan el ritmo circadiano. </text:p>
        </text:list-item>
        <text:list-item>
          <text:p text:style-name="P35"><text:span text:style-name="Strong_20_Emphasis">Privación del sueño:</text:span> Reducción en la cantidad y calidad del descanso. </text:p>
        </text:list-item>
        <text:list-item>
          <text:p text:style-name="P35"><text:span text:style-name="Strong_20_Emphasis">Carga de trabajo excesiva:</text:span> Altas exigencias operacionales sin pausas adecuadas. </text:p>
        </text:list-item>
        <text:list-item>
          <text:p text:style-name="P34"><text:span text:style-name="Strong_20_Emphasis">Condiciones ambientales:</text:span> Ruido, temperatura y presión atmosférica afectan el bienestar del piloto. </text:p>
        </text:list-item>
      </text:list>
      <text:h text:style-name="Heading_20_4" text:outline-level="4"><text:span text:style-name="Strong_20_Emphasis">Estrategias para Minimizar la Fatiga</text:span></text:h>
      <text:list xml:id="list3856090491" text:style-name="L16">
        <text:list-item>
          <text:p text:style-name="P37"><text:span text:style-name="Strong_20_Emphasis">Planificación eficiente de turnos:</text:span> Evitar turnos excesivamente largos y permitir períodos de descanso adecuados. </text:p>
        </text:list-item>
        <text:list-item>
          <text:p text:style-name="P37"><text:span text:style-name="Strong_20_Emphasis">Descanso adecuado:</text:span> Priorizar el sueño antes de vuelos exigentes y evitar la privación del sueño. </text:p>
        </text:list-item>
        <text:list-item>
          <text:p text:style-name="P37"><text:span text:style-name="Strong_20_Emphasis">Alimentación balanceada:</text:span> Mantener niveles de glucosa estables para evitar caídas de energía. </text:p>
        </text:list-item>
        <text:list-item>
          <text:p text:style-name="P37"><text:soft-page-break/><text:span text:style-name="Strong_20_Emphasis">Evitar el consumo de alcohol y cafeína en exceso:</text:span> Ambos pueden alterar la calidad del sueño y empeorar la fatiga. </text:p>
        </text:list-item>
        <text:list-item>
          <text:p text:style-name="P37"><text:span text:style-name="Strong_20_Emphasis">Ejercicio regular:</text:span> Ayuda a mejorar la resistencia y reducir los efectos de la fatiga prolongada. </text:p>
        </text:list-item>
        <text:list-item>
          <text:p text:style-name="P36"><text:span text:style-name="Strong_20_Emphasis">Evaluaciones médicas regulares:</text:span> Detección temprana de problemas de sueño y fatiga crónica.</text:p>
        </text:list-item>
      </text:list>
      <text:p text:style-name="P5"/>
      <text:p text:style-name="Horizontal_20_Line"/>
      <text:p text:style-name="Text_20_body"/>
      <text:h text:style-name="P1" text:outline-level="2"><text:span text:style-name="Strong_20_Emphasis">Factores Relacionados con el Estilo de Vida</text:span></text:h>
      <text:p text:style-name="Text_20_body">Hábitos como la alimentación, el consumo de alcohol y el tabaquismo pueden influir en la capacidad de concentración, el tiempo de reacción y la resistencia física, aspectos fundamentales para garantizar la seguridad en vuelo.</text:p>
      <text:h text:style-name="Heading_20_3" text:outline-level="3"><text:span text:style-name="Strong_20_Emphasis">Alimentación en la Aviación</text:span></text:h>
      <text:p text:style-name="Text_20_body">Una dieta equilibrada es clave para mantener el rendimiento físico y mental de los pilotos. La alimentación influye en la energía disponible, la resistencia a la fatiga y la capacidad de concentración durante el vuelo.</text:p>
      <text:h text:style-name="Heading_20_4" text:outline-level="4"><text:span text:style-name="Strong_20_Emphasis">Principales Recomendaciones Nutricionales</text:span></text:h>
      <text:list xml:id="list1393945971" text:style-name="L17">
        <text:list-item>
          <text:p text:style-name="P39"><text:span text:style-name="Strong_20_Emphasis">Hidratos de carbono (60% de la dieta):</text:span> Son la principal fuente de energía. Se recomienda priorizar carbohidratos de absorción lenta (granos enteros, vegetales, frutas) en lugar de azúcares simples para evitar fluctuaciones en los niveles de glucosa en sangre. </text:p>
        </text:list-item>
        <text:list-item>
          <text:p text:style-name="P39"><text:span text:style-name="Strong_20_Emphasis">Proteínas (15% de la dieta):</text:span> Necesarias para la regeneración muscular y el mantenimiento del sistema inmunológico. Deben provenir de fuentes magras como pollo, pescado, huevos y legumbres. </text:p>
        </text:list-item>
        <text:list-item>
          <text:p text:style-name="P39"><text:span text:style-name="Strong_20_Emphasis">Grasas saludables (25% de la dieta):</text:span> Aportan energía de larga duración y favorecen la función cerebral. Se recomienda el consumo de grasas insaturadas (aceites vegetales, frutos secos, pescado) y la reducción de grasas saturadas y trans. </text:p>
        </text:list-item>
        <text:list-item>
          <text:p text:style-name="P38"><text:span text:style-name="Strong_20_Emphasis">Hidratación:</text:span> Se debe mantener un consumo adecuado de líquidos, especialmente agua, para prevenir la deshidratación, la cual puede afectar la concentración y la resistencia. Se recomienda un consumo mínimo de 2 litros diarios, más 500 ml adicionales por cada hora de vuelo. </text:p>
        </text:list-item>
      </text:list>
      <text:h text:style-name="Heading_20_4" text:outline-level="4"><text:span text:style-name="Strong_20_Emphasis">Importancia de la Planificación Alimentaria en Vuelo</text:span></text:h>
      <text:list xml:id="list4131111143" text:style-name="L18">
        <text:list-item>
          <text:p text:style-name="P41"><text:span text:style-name="Strong_20_Emphasis">Antes del vuelo:</text:span> Se recomienda consumir una comida balanceada 1 o 2 horas antes del despegue, evitando comidas copiosas o con alto contenido graso para prevenir digestiones pesadas y formación de gases. </text:p>
        </text:list-item>
        <text:list-item>
          <text:p text:style-name="P41"><text:span text:style-name="Strong_20_Emphasis">Durante el vuelo:</text:span> En vuelos prolongados, la tripulación debe ingerir alimentos ligeros y ricos en carbohidratos para mantener la energía sin generar molestias digestivas. Se debe evitar el consumo excesivo de cafeína, ya que puede causar deshidratación y aumentar el estrés. </text:p>
        </text:list-item>
        <text:list-item>
          <text:p text:style-name="P40"><text:soft-page-break/><text:span text:style-name="Strong_20_Emphasis">Después del vuelo:</text:span> Es importante reponer nutrientes y electrolitos con una comida equilibrada para recuperar la energía gastada durante la operación. </text:p>
        </text:list-item>
      </text:list>
      <text:h text:style-name="Heading_20_4" text:outline-level="4"><text:span text:style-name="Strong_20_Emphasis">Impacto de una Alimentación Inadecuada</text:span></text:h>
      <text:list xml:id="list3349609702" text:style-name="L19">
        <text:list-item>
          <text:p text:style-name="P43">Hipoglucemia (niveles bajos de azúcar en sangre), lo que puede provocar fatiga, mareos y dificultad para concentrarse. </text:p>
        </text:list-item>
        <text:list-item>
          <text:p text:style-name="P43">Deshidratación, que afecta el rendimiento cognitivo y aumenta el riesgo de errores operacionales. </text:p>
        </text:list-item>
        <text:list-item>
          <text:p text:style-name="P43">Somnolencia tras la ingesta de comidas pesadas, reduciendo la capacidad de reacción. </text:p>
        </text:list-item>
        <text:list-item>
          <text:p text:style-name="P42">Trastornos digestivos como gases y acidez estomacal, que pueden generar molestias en vuelo. </text:p>
        </text:list-item>
      </text:list>
      <text:h text:style-name="Heading_20_3" text:outline-level="3"><text:span text:style-name="Strong_20_Emphasis">Consumo de Alcohol y Tabaco en la Aviación</text:span></text:h>
      <text:p text:style-name="Text_20_body">El alcohol y el tabaco tienen efectos perjudiciales sobre la salud de los pilotos, ya que alteran funciones esenciales como la coordinación motora, la oxigenación sanguínea y la capacidad de respuesta ante situaciones críticas.</text:p>
      <text:h text:style-name="Heading_20_4" text:outline-level="4"><text:span text:style-name="Strong_20_Emphasis">Efectos del Alcohol en el Organismo</text:span></text:h>
      <text:p text:style-name="Text_20_body">El alcohol es una sustancia depresora del sistema nervioso central que reduce la capacidad de reacción, la coordinación y el juicio, lo que aumenta el riesgo de errores en la toma de decisiones.</text:p>
      <text:h text:style-name="Heading_20_5" text:outline-level="5"><text:span text:style-name="Strong_20_Emphasis">Fases de la Intoxicación Etílica</text:span></text:h>
      <text:list xml:id="list2990380666" text:style-name="L20">
        <text:list-item>
          <text:p text:style-name="P45"><text:span text:style-name="Strong_20_Emphasis">Fase de euforia (0.5 g/L en sangre):</text:span> Aumenta la locuacidad y desinhibición, pero reduce la capacidad de juicio. </text:p>
        </text:list-item>
        <text:list-item>
          <text:p text:style-name="P45"><text:span text:style-name="Strong_20_Emphasis">Fase de confusión (2 g/L):</text:span> Aparecen problemas de equilibrio, somnolencia y dificultad para hablar. </text:p>
        </text:list-item>
        <text:list-item>
          <text:p text:style-name="P45"><text:span text:style-name="Strong_20_Emphasis">Fase de estupor (3 g/L):</text:span> Se reduce la conciencia y la respuesta a estímulos externos. </text:p>
        </text:list-item>
        <text:list-item>
          <text:p text:style-name="P44"><text:span text:style-name="Strong_20_Emphasis">Fase bulbar (5 g/L o más):</text:span> Puede provocar coma, insuficiencia respiratoria y muerte. </text:p>
        </text:list-item>
      </text:list>
      <text:h text:style-name="Heading_20_5" text:outline-level="5"><text:span text:style-name="Strong_20_Emphasis">Impacto del Alcohol en la Aviación</text:span></text:h>
      <text:list xml:id="list2746912722" text:style-name="L21">
        <text:list-item>
          <text:p text:style-name="P47"><text:span text:style-name="Strong_20_Emphasis">Reducción de reflejos:</text:span> Aumenta el tiempo de respuesta ante situaciones imprevistas. </text:p>
        </text:list-item>
        <text:list-item>
          <text:p text:style-name="P47"><text:span text:style-name="Strong_20_Emphasis">Alteraciones en la visión:</text:span> Disminuye la agudeza visual y la capacidad para detectar movimientos periféricos. </text:p>
        </text:list-item>
        <text:list-item>
          <text:p text:style-name="P47"><text:span text:style-name="Strong_20_Emphasis">Deterioro del juicio:</text:span> Afecta la capacidad para evaluar riesgos y tomar decisiones correctas. </text:p>
        </text:list-item>
        <text:list-item>
          <text:p text:style-name="P47"><text:span text:style-name="Strong_20_Emphasis">Deshidratación:</text:span> El alcohol inhibe la hormona antidiurética, aumentando la pérdida de líquidos. </text:p>
        </text:list-item>
        <text:list-item>
          <text:p text:style-name="P46"><text:span text:style-name="Strong_20_Emphasis">Persistencia en el organismo:</text:span> Aunque los niveles de alcohol en sangre se normalicen, los efectos sobre el sistema nervioso pueden durar hasta 24 horas, afectando la coordinación y el equilibrio. </text:p>
        </text:list-item>
      </text:list>
      <text:h text:style-name="Heading_20_5" text:outline-level="5"><text:span text:style-name="Strong_20_Emphasis">Normativas y Recomendaciones</text:span></text:h>
      <text:list xml:id="list1311117259" text:style-name="L22">
        <text:list-item>
          <text:p text:style-name="P49">Se recomienda evitar el consumo de alcohol al menos <text:span text:style-name="Strong_20_Emphasis">24 horas antes del vuelo</text:span>, ya que los efectos residuales pueden comprometer el desempeño del piloto. </text:p>
        </text:list-item>
        <text:list-item>
          <text:p text:style-name="P48">La OACI (Organización de Aviación Civil Internacional) establece un límite de <text:span text:style-name="Strong_20_Emphasis">0.02 g/L de alcohol en sangre</text:span> para pilotos en servicio, aunque muchas aerolíneas adoptan una política de <text:span text:style-name="Strong_20_Emphasis">tolerancia cero</text:span>. </text:p>
        </text:list-item>
      </text:list>
      <text:h text:style-name="Heading_20_4" text:outline-level="4"><text:soft-page-break/><text:span text:style-name="Strong_20_Emphasis">Efectos del Tabaco en la Aviación</text:span></text:h>
      <text:p text:style-name="Text_20_body">El tabaco contiene nicotina y monóxido de carbono, sustancias que afectan directamente la oxigenación del cuerpo y la función cardiovascular.</text:p>
      <text:h text:style-name="Heading_20_5" text:outline-level="5"><text:span text:style-name="Strong_20_Emphasis">Principales Riesgos del Tabaquismo en Pilotos</text:span></text:h>
      <text:list xml:id="list1927214590" text:style-name="L23">
        <text:list-item>
          <text:p text:style-name="P51"><text:span text:style-name="Strong_20_Emphasis">Hipoxia anémica:</text:span> El monóxido de carbono reduce la capacidad de la hemoglobina para transportar oxígeno, lo que afecta el rendimiento físico y mental del piloto. Un fumador tiene niveles de oxigenación similares a una persona que vuela a 12,000 pies sin oxígeno suplementario. </text:p>
        </text:list-item>
        <text:list-item>
          <text:p text:style-name="P51"><text:span text:style-name="Strong_20_Emphasis">Alteración del sistema cardiovascular:</text:span> Aumenta la presión arterial y la frecuencia cardíaca, incrementando el riesgo de enfermedades cardíacas y accidentes cerebrovasculares. </text:p>
        </text:list-item>
        <text:list-item>
          <text:p text:style-name="P51"><text:span text:style-name="Strong_20_Emphasis">Reducción de la visión nocturna:</text:span> La nicotina disminuye la capacidad del ojo para adaptarse a la oscuridad, lo que puede ser crítico en vuelos nocturnos. </text:p>
        </text:list-item>
        <text:list-item>
          <text:p text:style-name="P51"><text:span text:style-name="Strong_20_Emphasis">Mayor riesgo de fatiga:</text:span> La nicotina interfiere con los patrones de sueño, reduciendo la calidad del descanso. </text:p>
        </text:list-item>
        <text:list-item>
          <text:p text:style-name="P50"><text:span text:style-name="Strong_20_Emphasis">Aumento del estrés y ansiedad:</text:span> Aunque muchos fumadores creen que el tabaco les ayuda a relajarse, la nicotina genera dependencia y síntomas de abstinencia que pueden afectar la concentración y el rendimiento. </text:p>
        </text:list-item>
      </text:list>
      <text:h text:style-name="Heading_20_5" text:outline-level="5"><text:span text:style-name="Strong_20_Emphasis">Impacto del Tabaquismo en la Seguridad Aérea</text:span></text:h>
      <text:list xml:id="list2283175012" text:style-name="L24">
        <text:list-item>
          <text:p text:style-name="P53"><text:span text:style-name="Strong_20_Emphasis">Menor tolerancia a la hipoxia:</text:span> Los fumadores pueden experimentar síntomas de hipoxia a altitudes más bajas que los no fumadores. </text:p>
        </text:list-item>
        <text:list-item>
          <text:p text:style-name="P53"><text:span text:style-name="Strong_20_Emphasis">Mayor susceptibilidad a enfermedades respiratorias:</text:span> La disminución de la capacidad pulmonar afecta la resistencia física. </text:p>
        </text:list-item>
        <text:list-item>
          <text:p text:style-name="P52"><text:span text:style-name="Strong_20_Emphasis">Mayor riesgo de deshidratación:</text:span> Fumar favorece la pérdida de líquidos, lo que puede afectar la regulación térmica del cuerpo. </text:p>
        </text:list-item>
      </text:list>
      <text:h text:style-name="Heading_20_5" text:outline-level="5"><text:span text:style-name="Strong_20_Emphasis">Recomendaciones para Pilotos Fumadores</text:span></text:h>
      <text:list xml:id="list619910833" text:style-name="L25">
        <text:list-item>
          <text:p text:style-name="P55">Reducir el consumo progresivamente para minimizar los efectos negativos en la salud. </text:p>
        </text:list-item>
        <text:list-item>
          <text:p text:style-name="P55">Evitar fumar al menos <text:span text:style-name="Strong_20_Emphasis">2 horas antes del vuelo</text:span> para mejorar la oxigenación. </text:p>
        </text:list-item>
        <text:list-item>
          <text:p text:style-name="P54">Adoptar estrategias para dejar de fumar, como terapia de reemplazo de nicotina o programas de deshabituación.</text:p>
        </text:list-item>
      </text:list>
      <text:p text:style-name="P4"/>
      <text:h text:style-name="Heading_20_3" text:outline-level="3"/>
      <text:p text:style-name="Text_20_body"/>
      <text:p text:style-name="Text_20_body"/>
      <text:h text:style-name="Heading_20_3" text:outline-level="3"/>
      <text:p text:style-name="Text_20_body"/>
      <text:h text:style-name="P1" text:outline-level="2"><text:soft-page-break/><text:span text:style-name="Strong_20_Emphasis">Conclusión</text:span></text:h>
      <text:p text:style-name="Text_20_body">La información aeromédica es un pilar fundamental en la seguridad operacional de la aviación. Los efectos fisiológicos y psicológicos del vuelo pueden impactar significativamente el rendimiento de los pilotos y tripulantes, comprometiendo su capacidad de toma de decisiones y aumentando el riesgo de incidentes. Comprender estos factores permite aplicar estrategias de mitigación efectivas para preservar la salud y optimizar el desempeño en entornos de alta exigencia.</text:p>
      <text:h text:style-name="Heading_20_3" text:outline-level="3"><text:span text:style-name="Strong_20_Emphasis">Importancia de la Prevención en la Seguridad Aérea</text:span></text:h>
      <text:p text:style-name="Text_20_body">La prevención es la herramienta más efectiva para reducir los riesgos asociados a los factores fisiológicos y psicológicos en la aviación. La implementación de programas de formación continua en medicina aeronáutica ayuda a los pilotos a reconocer síntomas tempranos de condiciones críticas como hipoxia, desorientación espacial, fatiga y estrés, permitiéndoles actuar de manera oportuna para evitar consecuencias adversas.</text:p>
      <text:p text:style-name="Text_20_body">Además, el mantenimiento de un estilo de vida saludable, incluyendo una alimentación equilibrada, descanso adecuado y la reducción del consumo de alcohol y tabaco, contribuye a mejorar la resistencia física y mental de los pilotos, asegurando un desempeño óptimo en vuelo.</text:p>
      <text:h text:style-name="Heading_20_3" text:outline-level="3"><text:span text:style-name="Strong_20_Emphasis">Factores Claves para la Seguridad Aérea</text:span></text:h>
      <text:p text:style-name="Text_20_body">Para garantizar la seguridad aérea, es imprescindible que los pilotos y tripulaciones:</text:p>
      <text:list xml:id="list3453846530" text:style-name="L26">
        <text:list-item>
          <text:p text:style-name="P57"><text:span text:style-name="Strong_20_Emphasis">Gestionen adecuadamente el estrés y la fatiga:</text:span> Aplicando técnicas de afrontamiento, planificación eficiente de turnos y descansos adecuados. </text:p>
        </text:list-item>
        <text:list-item>
          <text:p text:style-name="P57"><text:span text:style-name="Strong_20_Emphasis">Mantengan una buena condición física y mental:</text:span> A través de una alimentación balanceada, hidratación adecuada y ejercicio regular. </text:p>
        </text:list-item>
        <text:list-item>
          <text:p text:style-name="P57"><text:span text:style-name="Strong_20_Emphasis">Eviten sustancias que perjudiquen el rendimiento:</text:span> Limitando o eliminando el consumo de alcohol y tabaco. </text:p>
        </text:list-item>
        <text:list-item>
          <text:p text:style-name="P57"><text:span text:style-name="Strong_20_Emphasis">Desarrollen hábitos de formación continua:</text:span> Actualizando sus conocimientos en medicina aeronáutica y participando en entrenamientos específicos sobre factores fisiológicos y psicológicos del vuelo. </text:p>
        </text:list-item>
        <text:list-item>
          <text:p text:style-name="P56"><text:span text:style-name="Strong_20_Emphasis">Confíen en sus instrumentos de vuelo:</text:span> Especialmente en condiciones donde la percepción sensorial puede ser errónea, como en situaciones de hipoxia o desorientación espacial. </text:p>
        </text:list-item>
      </text:list>
      <text:h text:style-name="Heading_20_3" text:outline-level="3"><text:span text:style-name="Strong_20_Emphasis">Compromiso con la Seguridad Operacional</text:span></text:h>
      <text:p text:style-name="Text_20_body">La seguridad en la aviación depende de múltiples factores, pero el conocimiento y la gestión de los aspectos aeromédicos representan un componente clave en la prevención de accidentes. Tanto las aerolíneas como los organismos reguladores deben promover una cultura de seguridad basada en la formación, la concienciación y el seguimiento médico continuo de los pilotos y tripulantes.</text:p>
      <text:p text:style-name="Text_20_body">El vuelo es una actividad que somete al cuerpo humano a condiciones extremas que pueden afectar la salud y el desempeño. Sin embargo, con una preparación adecuada y el cumplimiento de las normativas de seguridad, los riesgos pueden minimizarse significativamente, garantizando operaciones más seguras y eficientes.</text:p>
      <text:p text:style-name="Text_20_body">En conclusión, la medicina aeronáutica no solo protege la integridad de los pilotos y tripulantes, sino que también contribuye a la seguridad de los pasajeros y del sistema de aviación en su <text:soft-page-break/>conjunto. La combinación de formación, prevención y hábitos saludables es la clave para un desempeño seguro y eficiente en el entorno aeronáutico.</text:p>
      <text:p text:style-name="Horizontal_20_Line"/>
      <text:p text:style-name="Text_20_body"/>
      <text:h text:style-name="Heading_20_2" text:outline-level="2">Bibliografía</text:h>
      <text:p text:style-name="Text_20_body">(<text:span text:style-name="T5">Enlaces</text:span>)</text:p>
      <text:p text:style-name="Standard"><text:a xlink:type="simple" xlink:href="http://www.fundaprev.org/Biblioteca/MedicinaPreventiva.htm" text:style-name="Internet_20_link" text:visited-style-name="Visited_20_Internet_20_Link"><text:span text:style-name="T5">http://www.fundaprev.org/Biblioteca/MedicinaPreventiva.htm</text:span></text:a></text:p>
      <text:p text:style-name="Standard"><text:a xlink:type="simple" xlink:href="https://www.semae.es/medicina-aeronautica-conceptos-generales/" text:style-name="Internet_20_link" text:visited-style-name="Visited_20_Internet_20_Link"><text:span text:style-name="T6">https://www.semae.es/medicina-aeronautica-conceptos-generales/</text:span></text:a></text:p>
      <text:p text:style-name="Standard"><text:a xlink:type="simple" xlink:href="http://www.ferato.com/wiki/index.php/Estrés" text:style-name="Internet_20_link" text:visited-style-name="Visited_20_Internet_20_Link"><text:span text:style-name="T6">http://www.ferato.com/wiki/index.php/Estré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0:16:06.168635347</meta:creation-date>
    <dc:date>2025-03-07T11:07:49.190783680</dc:date>
    <meta:editing-duration>PT40S</meta:editing-duration>
    <meta:editing-cycles>1</meta:editing-cycles>
    <meta:document-statistic meta:table-count="0" meta:image-count="0" meta:object-count="0" meta:page-count="10" meta:paragraph-count="176" meta:word-count="3102" meta:character-count="20700" meta:non-whitespace-character-count="17777"/>
    <meta:generator>LibreOffice/7.3.7.2$Linux_X86_64 LibreOffice_project/30$Build-2</meta:generator>
  </office:meta>
</office:document-meta>
</file>